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size="8pt" style:text-underline-style="none" fo:font-weight="normal" officeooo:paragraph-rsid="000b00ab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yntax-direct translation</text:p>
      <text:p text:style-name="P1"/>
      <text:p text:style-name="P4">synthesized attributes:</text:p>
      <text:p text:style-name="P5">SIMPLE_TYPE.type</text:p>
      <text:p text:style-name="P5">DECLARATION.type</text:p>
      <text:p text:style-name="P5">ID_LIST.type</text:p>
      <text:p text:style-name="P5">FIELDS.type</text:p>
      <text:p text:style-name="P5">STATEMENT.type</text:p>
      <text:p text:style-name="P5">CASE_LIST.type</text:p>
      <text:p text:style-name="P5">FIELD_ACCESS.type</text:p>
      <text:p text:style-name="P5">EXPRESSION.type</text:p>
      <text:p text:style-name="P5"/>
      <text:p text:style-name="P5"/>
      <text:p text:style-name="P4">inherited attributes:</text:p>
      <text:p text:style-name="P5">DECLARATION.type</text:p>
      <text:p text:style-name="P5">DECLARATION_TAG.type</text:p>
      <text:p text:style-name="P5">ID_LIST.type</text:p>
      <text:p text:style-name="P5">ID_LIST_TAG.type</text:p>
      <text:p text:style-name="P5">FIELDS.type</text:p>
      <text:p text:style-name="P5">FIELDS_TAG.type</text:p>
      <text:p text:style-name="P5">STATEMENT.type</text:p>
      <text:p text:style-name="P5">STATEMENT_TAG.type</text:p>
      <text:p text:style-name="P5">CASE_LIST.type</text:p>
      <text:p text:style-name="P5">CASE_LIST_TAG.type</text:p>
      <text:p text:style-name="P5">EXPRESSION.type</text:p>
      <text:p text:style-name="P5">EXPRESSION_TAG.type</text:p>
      <text:p text:style-name="P5"/>
      <text:p text:style-name="P5"/>
      <text:p text:style-name="P5"/>
      <text:p text:style-name="P5"/>
      <text:p text:style-name="P5">PROGRAM-&gt;<text:span text:style-name="T1">block </text:span>{curr_table=make_table(curr_table);} DECLARATION; STATEMENT{curr_table=deleteTable(curr_table); } <text:span text:style-name="T1">end</text:span></text:p>
      <text:p text:style-name="P6"/>
      <text:p text:style-name="P5">DECLARATION-&gt;DECLARATION DECLARATION_TAG</text:p>
      <text:p text:style-name="P5"/>
      <text:p text:style-name="P5">DECLARATION_TAG-&gt;; DECLARATION</text:p>
      <text:p text:style-name="P5"/>
      <text:p text:style-name="P5">DECLARATION_TAG-&gt;epsilon {DECLARATION_TAG.type=NONE}</text:p>
      <text:p text:style-name="P5"/>
      <text:p text:style-name="P5">DECLARATION-&gt;VAR_DECLARATION{ DECLARATION.type= VAR_DECLARATION.type} <text:s/>DECLARATION</text:p>
      <text:p text:style-name="P5"/>
      <text:p text:style-name="P5">DECLARATION-&gt;:SIMPLE_TYPE {“:”|| DECLARATION.type=SIMPLE_TYPE.type}</text:p>
      <text:p text:style-name="P5"/>
      <text:p text:style-name="P5">SIMPLE_TYPE-&gt;<text:span text:style-name="T1">real {</text:span>SIMPLE_TYPE.type=real}</text:p>
      <text:p text:style-name="P5"/>
      <text:p text:style-name="P5">SIMPLE_TYPE-&gt;<text:span text:style-name="T1">integer {</text:span>SIMPLE_TYPE.type=integer}</text:p>
      <text:p text:style-name="P5"/>
      <text:p text:style-name="P5">ID_LIST-&gt;ID_LIST_TAG {ID_LIST.type=ID_LIST_TAG.type;</text:p>
      <text:p text:style-name="P5"/>
      <text:p text:style-name="P5">insert(curr_table,id_name);}</text:p>
      <text:p text:style-name="P5"/>
      <text:p text:style-name="P5">ID_LIST_TAG-&gt;[int_number] {“[“ID_LIST_TAG.type = integer ||”]”;}</text:p>
      <text:p text:style-name="P5"/>
      <text:p text:style-name="P5">ID_LIST_TAG-&gt;epsilon {ID_LIST_TAG.type=NONE}</text:p>
      <text:p text:style-name="P5"/>
      <text:p text:style-name="P5">ID_LIST-&gt;{ID.type=ID_LIST.type} id {ID_LIST_TAG.type=ID_LIST.type} ID_LIST_TAG</text:p>
      <text:p text:style-name="P5"/>
      <text:p text:style-name="P5">ID_LIST_TAG-&gt;, {“,”||ID_LIST.type=ID_LIST_TAG.type} ID_LIST</text:p>
      <text:p text:style-name="P5"/>
      <text:p text:style-name="P5">ID_LIST_TAG-&gt;epsilon {ID_LIST_TAG.type=NONE}</text:p>
      <text:p text:style-name="P5"/>
      <text:p text:style-name="P5">STATEMENT-&gt;STATEMENT_TAG</text:p>
      <text:p text:style-name="P5"/>
      <text:p text:style-name="P7">STATEMENT_TAG-&gt;;STATEMENT</text:p>
      <text:p text:style-name="P5"/>
      <text:p text:style-name="P5">STATEMENT_TAG-&gt;epsilon{STATEMENT_TAG.type=NONE}</text:p>
      <text:p text:style-name="P5"/>
      <text:p text:style-name="P5">STATEMENT-&gt;VAR_ELEMENT=EXPRESSION {if(typeChecking(VAR.ELEMENT.type, <text:s/>EXPRESSION.type)=ErrorType) then printf(“Error line...”);}</text:p>
      <text:p text:style-name="P5"/>
      <text:p text:style-name="P5">STATEMENT-&gt;<text:span text:style-name="T1">switch (</text:span>KEY) {CASE_LIST;default:STATEMENT}</text:p>
      <text:p text:style-name="P5"/>
      <text:p text:style-name="P5">STATEMENT-&gt;<text:span text:style-name="T1">break</text:span></text:p>
      <text:p text:style-name="P6"/>
      <text:p text:style-name="P5">VAR_ELEMENT-&gt; id {table_entry=find(curr_table,id_name);if(VAR_ELEMENT.type=typeChecking(getidtype(table_entry),id.type||VAR_ELEMENT.type=id.type)==ErrorType)then print (“ERROR”);</text:p>
      <text:p text:style-name="P5"/>
      <text:p text:style-name="P5">VAR_ELEMENT-&gt;id[EXPRESSION] {“[“VAR_ELEMENT.type=EXPRESSION.type||”]”}</text:p>
      <text:p text:style-name="P5"/>
      <text:p text:style-name="P5"><text:soft-page-break/></text:p>
      <text:p text:style-name="P5"/>
      <text:p text:style-name="P5">FIELD_ACCESS-&gt;id.FILED_ACCESS_TAG{table_entry=find(curr_table,id_name); if(FIELD_ACCESS.type=typeChecking(getidtype(table_entry),id.type||FIELD_ACCESS_TAG.type)==ErrorType)then print (“ERROR”);</text:p>
      <text:p text:style-name="P5"/>
      <text:p text:style-name="P5">EXPRESSION-&gt;SIMPLE_EXPRESSION {EXPRESSION_TAG.type=SIMPLE_EXPRESSION.type}</text:p>
      <text:p text:style-name="P5"/>
      <text:p text:style-name="P5">EXPRESSION_TAG-&gt;ar_op EXPRESSION {“[“||EXPRESSION_TAG.type=typeChecking(EXPRESSION_TAG.type,EXPRESSION.type!=integer) Then print (“ERROR”);}</text:p>
      <text:p text:style-name="P5"/>
      <text:p text:style-name="P5">EXPRESSION-&gt;epsilon{EXPRESSION.type=NONE}</text:p>
      <text:p text:style-name="P5"/>
      <text:p text:style-name="P5">SIMPLE_EXPRESSION-&gt;int_num{“[“||SIMPLE_EXPRESSION.type=integer||”]”;}</text:p>
      <text:p text:style-name="P5"/>
      <text:p text:style-name="P5">SIMPLE_EXPRESSION-&gt;real_num{“[“||SIMPLE_EXPRESSION.type=integer||”]”;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2pt" style:language-asian="zxx" style:country-asian="none" style:font-name-complex="Tahoma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Tahoma" style:font-size-asian="12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ליאור סופר</meta:initial-creator>
    <meta:creation-date>2020-02-05T13:17:40.01</meta:creation-date>
    <dc:date>2020-02-05T23:13:09.71</dc:date>
    <dc:creator>ליאור סופר</dc:creator>
    <meta:editing-duration>PT08H52M31S</meta:editing-duration>
    <meta:editing-cycles>2</meta:editing-cycles>
    <meta:generator>LibreOffice/6.3.0.4$Windows_X86_64 LibreOffice_project/057fc023c990d676a43019934386b85b21a9ee99</meta:generator>
    <meta:document-statistic meta:table-count="0" meta:image-count="0" meta:object-count="0" meta:page-count="2" meta:paragraph-count="52" meta:word-count="103" meta:character-count="2344" meta:non-whitespace-character-count="2291"/>
  </office:meta>
</office:document-meta>
</file>